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Neue" fo:font-size="12pt" fo:letter-spacing="normal" style:letter-kerning="false" style:font-size-asian="12pt"/>
    </style:style>
    <style:style style:name="T1" style:family="text">
      <style:text-properties fo:color="#000000" style:text-outline="false" style:font-name="HelveticaNeue" fo:font-size="12pt" fo:letter-spacing="normal" style:letter-kerning="false" style:font-size-asian="12pt"/>
    </style:style>
    <style:style style:name="T2" style:family="text">
      <style:text-properties fo:color="#8b3824" style:text-outline="false" style:font-name="HelveticaNeue" fo:font-size="12pt" fo:letter-spacing="normal" style:text-underline-style="solid" style:text-underline-width="auto" style:text-underline-color="#8b3824" style:letter-kerning="fals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Mockups/Balsamiq</text:span></text:p>
      <text:p text:style-name="Standard"><text:span text:style-name="T1">unter </text:span><text:span text:style-name="T2">https://mc1-ascendancy.mybalsamiq.com/login</text:span></text:p>
      <text:p text:style-name="Standard"><text:span text:style-name="T1">Username: Ascendancy</text:span></text:p>
      <text:p text:style-name="Standard"><text:span text:style-name="T1">Password: berndthomaschris</text:span></text:p>
      <text:p text:style-name="P1"/>
      <text:p text:style-name="Standard"><text:span text:style-name="T1">Eine Projektmappe habe ich schon mal erstellt</text:span></text:p>
      <text:p text:style-name="Standard"><text:a xlink:type="simple" xlink:href="https://mc1-ascendancy.mybalsamiq.com/login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6:40:49.858593000</meta:creation-date>
    <dc:date>2015-03-31T16:41:45.398756000</dc:date>
    <meta:editing-duration>PT56S</meta:editing-duration>
    <meta:editing-cycles>1</meta:editing-cycles>
    <meta:document-statistic meta:table-count="0" meta:image-count="0" meta:object-count="0" meta:page-count="1" meta:paragraph-count="5" meta:word-count="14" meta:character-count="156" meta:non-whitespace-character-count="147"/>
    <meta:generator>LibreOffice/4.3.5.2$MacOSX_x86 LibreOffice_project/3a87456aaa6a95c63eea1c1b3201acedf0751bd5</meta:generator>
  </office:meta>
</office:document-meta>
</file>